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d50d" officeooo:paragraph-rsid="0016d50d"/>
    </style:style>
    <style:style style:name="P2" style:family="paragraph" style:parent-style-name="Standard">
      <style:text-properties fo:font-weight="normal" officeooo:rsid="0017f3dd" officeooo:paragraph-rsid="0017f3dd" style:font-weight-asian="normal" style:font-weight-complex="normal"/>
    </style:style>
    <style:style style:name="P3" style:family="paragraph" style:parent-style-name="Standard">
      <style:text-properties fo:font-weight="normal" officeooo:rsid="001a2829" officeooo:paragraph-rsid="001a2829" style:font-weight-asian="normal" style:font-weight-complex="normal"/>
    </style:style>
    <style:style style:name="P4" style:family="paragraph" style:parent-style-name="Standard">
      <style:text-properties fo:font-weight="normal" officeooo:rsid="001b5d50" officeooo:paragraph-rsid="001b5d50" style:font-weight-asian="normal" style:font-weight-complex="normal"/>
    </style:style>
    <style:style style:name="P5" style:family="paragraph" style:parent-style-name="Standard">
      <style:text-properties fo:font-weight="normal" officeooo:rsid="001e993d" officeooo:paragraph-rsid="001e993d" style:font-weight-asian="normal" style:font-weight-complex="normal"/>
    </style:style>
    <style:style style:name="P6" style:family="paragraph" style:parent-style-name="Standard">
      <style:text-properties fo:font-weight="normal" officeooo:rsid="0021de8a" officeooo:paragraph-rsid="0021de8a"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7f3dd" style:font-weight-asian="bold" style:font-weight-complex="bold"/>
    </style:style>
    <style:style style:name="T3" style:family="text">
      <style:text-properties officeooo:rsid="0019a258"/>
    </style:style>
    <style:style style:name="T4" style:family="text">
      <style:text-properties officeooo:rsid="001a2829"/>
    </style:style>
    <style:style style:name="T5" style:family="text">
      <style:text-properties officeooo:rsid="001cd3f8"/>
    </style:style>
    <style:style style:name="T6" style:family="text">
      <style:text-properties officeooo:rsid="001e993d"/>
    </style:style>
    <style:style style:name="T7" style:family="text">
      <style:text-properties officeooo:rsid="001ffed1"/>
    </style:style>
    <style:style style:name="T8" style:family="text">
      <style:text-properties officeooo:rsid="0021de8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text:span text:style-name="T1">How to Build an image using </text:span><text:span text:style-name="T2">jenkins pipeline and automate trigger with the use of web-hook</text:span></text:p>
      <text:p text:style-name="P1"><text:span text:style-name="T2"/></text:p>
      <text:p text:style-name="P1"><text:span text:style-name="T2"/></text:p>
      <text:p text:style-name="P2">1.first we all we need is install jenkins and docker on our host system </text:p>
      <text:p text:style-name="P2">2. To enable webhook <text:span text:style-name="T3">we need to follow these steps : on github repository--&gt; setting--&gt;webhook--&gt;add wehook --&gt; add url of jenkins server(webhook doesn’t support localhost as its not accesible over anywhere to github doesn’t able to deliver changes or our localhost sitting behind the firewall. To overcome this problem there is a software service called ngrok its functionality is to connect public entrypoint firewall to our localhost firewall and provide a public ip address that is accesible over anywhere. See detail doc</text:span><text:span text:style-name="T4">umentation for how to install and use ngrok.</text:span><text:span text:style-name="T3">)</text:span></text:p>
      <text:p text:style-name="P3">on jenkins install plugin for github webhook feature. And enable it in the pipeline project that’s it now any changes commited in <text:s/>that github repository automatic job will be triggered. </text:p>
      <text:p text:style-name="P3"/>
      <text:p text:style-name="P4">3. <text:s/>add credenials of dockerhub in jenkns--&gt; <text:span text:style-name="T5">go to dockerhub --&gt;Accountsettings--&gt;secuirty--&gt;add new token access. Copy the token and go to jenkins--&gt;manage plugins--&gt;manage credentials--&gt; add global credentials.</text:span><text:span text:style-name="T6">and give the id (</text:span><text:span text:style-name="T7">it will be </text:span><text:span text:style-name="T6">g</text:span><text:span text:style-name="T7">iven</text:span><text:span text:style-name="T6"> in pipeline).</text:span></text:p>
      <text:p text:style-name="P4"/>
      <text:p text:style-name="P5">4. <text:span text:style-name="T7">in my repository we have two files </text:span><text:span text:style-name="T8">Dokerfile and jenkins file and all the configuration and credntials are according to my configuration of jenkins , github and dockerhub.</text:span></text:p>
      <text:p text:style-name="P5"/>
      <text:p text:style-name="P6">5. Now in jenkins pipelineproject give the url of repository and the name of pipeline file(jenkins file at last apply and save or u can add more features according to yr requirement.)</text:p>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2T16:29:51.036051257</meta:creation-date>
    <dc:date>2022-12-23T09:38:58.263859166</dc:date>
    <meta:editing-duration>PT15M6S</meta:editing-duration>
    <meta:editing-cycles>3</meta:editing-cycles>
    <meta:generator>LibreOffice/6.4.7.2$Linux_X86_64 LibreOffice_project/40$Build-2</meta:generator>
    <meta:document-statistic meta:table-count="0" meta:image-count="0" meta:object-count="0" meta:page-count="1" meta:paragraph-count="7" meta:word-count="256" meta:character-count="1537" meta:non-whitespace-character-count="1293"/>
  </office:meta>
</office:document-meta>
</file>